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10" table:default-cell-style-name="ce1"/>
        <table:table-row table:style-name="ro1">
          <table:table-cell table:number-columns-repeated="5"/>
          <table:table-cell office:value-type="string" calcext:value-type="string">
            <text:p>81-10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SPARC</text:p>
          </table:table-cell>
          <table:table-cell office:value-type="float" office:value="-0.3696107667055" calcext:value-type="float">
            <text:p>-0.3696107667055</text:p>
          </table:table-cell>
          <table:table-cell office:value-type="float" office:value="-0.3749941052015" calcext:value-type="float">
            <text:p>-0.3749941052015</text:p>
          </table:table-cell>
          <table:table-cell office:value-type="float" office:value="-0.3792383124108" calcext:value-type="float">
            <text:p>-0.3792383124108</text:p>
          </table:table-cell>
          <table:table-cell office:value-type="float" office:value="-0.3805621187572" calcext:value-type="float">
            <text:p>-0.3805621187572</text:p>
          </table:table-cell>
          <table:table-cell office:value-type="float" office:value="-0.3960486347927" calcext:value-type="float">
            <text:p>-0.3960486347927</text:p>
          </table:table-cell>
          <table:table-cell office:value-type="float" office:value="-0.389692711837" calcext:value-type="float">
            <text:p>-0.389692711837</text:p>
          </table:table-cell>
          <table:table-cell office:value-type="float" office:value="-0.3829231194304" calcext:value-type="float">
            <text:p>-0.3829231194304</text:p>
          </table:table-cell>
          <table:table-cell office:value-type="float" office:value="-0.3928534544281" calcext:value-type="float">
            <text:p>-0.3928534544281</text:p>
          </table:table-cell>
          <table:table-cell office:value-type="float" office:value="-0.3898600842893" calcext:value-type="float">
            <text:p>-0.3898600842893</text:p>
          </table:table-cell>
          <table:table-cell office:value-type="float" office:value="-0.3696107667055" calcext:value-type="float">
            <text:p>-0.3696107667055</text:p>
          </table:table-cell>
        </table:table-row>
        <table:table-row table:style-name="ro1">
          <table:table-cell/>
          <table:table-cell office:value-type="float" office:value="-0.167" calcext:value-type="float">
            <text:p>-0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9</text:p>
          </table:table-cell>
          <table:table-cell/>
          <table:table-cell office:value-type="float" office:value="-0.3660406430322" calcext:value-type="float">
            <text:p>-0.3660406430322</text:p>
          </table:table-cell>
          <table:table-cell office:value-type="float" office:value="-0.3723709018789" calcext:value-type="float">
            <text:p>-0.3723709018789</text:p>
          </table:table-cell>
          <table:table-cell office:value-type="float" office:value="-0.3783359063719" calcext:value-type="float">
            <text:p>-0.3783359063719</text:p>
          </table:table-cell>
          <table:table-cell office:value-type="float" office:value="-0.3804611941312" calcext:value-type="float">
            <text:p>-0.3804611941312</text:p>
          </table:table-cell>
          <table:table-cell office:value-type="float" office:value="-0.3959182835126" calcext:value-type="float">
            <text:p>-0.3959182835126</text:p>
          </table:table-cell>
          <table:table-cell office:value-type="float" office:value="-0.3891923856868" calcext:value-type="float">
            <text:p>-0.3891923856868</text:p>
          </table:table-cell>
          <table:table-cell office:value-type="float" office:value="-0.3828472375845" calcext:value-type="float">
            <text:p>-0.3828472375845</text:p>
          </table:table-cell>
          <table:table-cell office:value-type="float" office:value="-0.3879686044946" calcext:value-type="float">
            <text:p>-0.3879686044946</text:p>
          </table:table-cell>
          <table:table-cell office:value-type="float" office:value="-0.3829801790364" calcext:value-type="float">
            <text:p>-0.3829801790364</text:p>
          </table:table-cell>
          <table:table-cell office:value-type="float" office:value="-0.3660406430322" calcext:value-type="float">
            <text:p>-0.3660406430322</text:p>
          </table:table-cell>
        </table:table-row>
        <table:table-row table:style-name="ro1">
          <table:table-cell/>
          <table:table-cell office:value-type="float" office:value="-0.333" calcext:value-type="float">
            <text:p>-0.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3</text:p>
          </table:table-cell>
          <table:table-cell/>
          <table:table-cell office:value-type="float" office:value="-0.3650505294386" calcext:value-type="float">
            <text:p>-0.3650505294386</text:p>
          </table:table-cell>
          <table:table-cell office:value-type="float" office:value="-0.3653246162307" calcext:value-type="float">
            <text:p>-0.3653246162307</text:p>
          </table:table-cell>
          <table:table-cell office:value-type="float" office:value="-0.3746053238624" calcext:value-type="float">
            <text:p>-0.3746053238624</text:p>
          </table:table-cell>
          <table:table-cell office:value-type="float" office:value="-0.377190087956" calcext:value-type="float">
            <text:p>-0.377190087956</text:p>
          </table:table-cell>
          <table:table-cell office:value-type="float" office:value="-0.3865353318652" calcext:value-type="float">
            <text:p>-0.3865353318652</text:p>
          </table:table-cell>
          <table:table-cell office:value-type="float" office:value="-0.3847244719924" calcext:value-type="float">
            <text:p>-0.3847244719924</text:p>
          </table:table-cell>
          <table:table-cell office:value-type="float" office:value="-0.3718284286432" calcext:value-type="float">
            <text:p>-0.3718284286432</text:p>
          </table:table-cell>
          <table:table-cell office:value-type="float" office:value="-0.3854231699624" calcext:value-type="float">
            <text:p>-0.3854231699624</text:p>
          </table:table-cell>
          <table:table-cell office:value-type="float" office:value="-0.3809491208056" calcext:value-type="float">
            <text:p>-0.3809491208056</text:p>
          </table:table-cell>
          <table:table-cell office:value-type="float" office:value="-0.3650505294386" calcext:value-type="float">
            <text:p>-0.365050529438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19</text:p>
          </table:table-cell>
          <table:table-cell/>
          <table:table-cell office:value-type="float" office:value="-0.355848590151" calcext:value-type="float">
            <text:p>-0.355848590151</text:p>
          </table:table-cell>
          <table:table-cell office:value-type="float" office:value="-0.3607975966467" calcext:value-type="float">
            <text:p>-0.3607975966467</text:p>
          </table:table-cell>
          <table:table-cell office:value-type="float" office:value="-0.3728123173408" calcext:value-type="float">
            <text:p>-0.3728123173408</text:p>
          </table:table-cell>
          <table:table-cell office:value-type="float" office:value="-0.3769523194826" calcext:value-type="float">
            <text:p>-0.3769523194826</text:p>
          </table:table-cell>
          <table:table-cell office:value-type="float" office:value="-0.3859654956854" calcext:value-type="float">
            <text:p>-0.3859654956854</text:p>
          </table:table-cell>
          <table:table-cell office:value-type="float" office:value="-0.3842839518018" calcext:value-type="float">
            <text:p>-0.3842839518018</text:p>
          </table:table-cell>
          <table:table-cell office:value-type="float" office:value="-0.3716629687011" calcext:value-type="float">
            <text:p>-0.3716629687011</text:p>
          </table:table-cell>
          <table:table-cell office:value-type="float" office:value="-0.3846232831453" calcext:value-type="float">
            <text:p>-0.3846232831453</text:p>
          </table:table-cell>
          <table:table-cell office:value-type="float" office:value="-0.3722529406387" calcext:value-type="float">
            <text:p>-0.3722529406387</text:p>
          </table:table-cell>
          <table:table-cell office:value-type="float" office:value="-0.355848590151" calcext:value-type="float">
            <text:p>-0.35584859015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-0.167" calcext:value-type="float">
            <text:p>-0.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18</text:p>
          </table:table-cell>
          <table:table-cell/>
          <table:table-cell office:value-type="float" office:value="-0.3532339747854" calcext:value-type="float">
            <text:p>-0.3532339747854</text:p>
          </table:table-cell>
          <table:table-cell office:value-type="float" office:value="-0.3580212073965" calcext:value-type="float">
            <text:p>-0.3580212073965</text:p>
          </table:table-cell>
          <table:table-cell office:value-type="float" office:value="-0.3685669481183" calcext:value-type="float">
            <text:p>-0.3685669481183</text:p>
          </table:table-cell>
          <table:table-cell office:value-type="float" office:value="-0.3730652931563" calcext:value-type="float">
            <text:p>-0.3730652931563</text:p>
          </table:table-cell>
          <table:table-cell office:value-type="float" office:value="-0.3817515274202" calcext:value-type="float">
            <text:p>-0.3817515274202</text:p>
          </table:table-cell>
          <table:table-cell office:value-type="float" office:value="-0.3777197458571" calcext:value-type="float">
            <text:p>-0.3777197458571</text:p>
          </table:table-cell>
          <table:table-cell office:value-type="float" office:value="-0.3643230610618" calcext:value-type="float">
            <text:p>-0.3643230610618</text:p>
          </table:table-cell>
          <table:table-cell office:value-type="float" office:value="-0.3801048500481" calcext:value-type="float">
            <text:p>-0.3801048500481</text:p>
          </table:table-cell>
          <table:table-cell office:value-type="float" office:value="-0.3683609888844" calcext:value-type="float">
            <text:p>-0.3683609888844</text:p>
          </table:table-cell>
          <table:table-cell office:value-type="float" office:value="-0.3532339747854" calcext:value-type="float">
            <text:p>-0.3532339747854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-0.333" calcext:value-type="float">
            <text:p>-0.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17</text:p>
          </table:table-cell>
          <table:table-cell/>
          <table:table-cell office:value-type="float" office:value="-0.3528739179105" calcext:value-type="float">
            <text:p>-0.3528739179105</text:p>
          </table:table-cell>
          <table:table-cell office:value-type="float" office:value="-0.3569009975078" calcext:value-type="float">
            <text:p>-0.3569009975078</text:p>
          </table:table-cell>
          <table:table-cell office:value-type="float" office:value="-0.367096963216" calcext:value-type="float">
            <text:p>-0.367096963216</text:p>
          </table:table-cell>
          <table:table-cell office:value-type="float" office:value="-0.3728238880191" calcext:value-type="float">
            <text:p>-0.3728238880191</text:p>
          </table:table-cell>
          <table:table-cell office:value-type="float" office:value="-0.3812995736828" calcext:value-type="float">
            <text:p>-0.3812995736828</text:p>
          </table:table-cell>
          <table:table-cell office:value-type="float" office:value="-0.3765652333352" calcext:value-type="float">
            <text:p>-0.3765652333352</text:p>
          </table:table-cell>
          <table:table-cell office:value-type="float" office:value="-0.362900095597" calcext:value-type="float">
            <text:p>-0.362900095597</text:p>
          </table:table-cell>
          <table:table-cell office:value-type="float" office:value="-0.3788271777307" calcext:value-type="float">
            <text:p>-0.3788271777307</text:p>
          </table:table-cell>
          <table:table-cell office:value-type="float" office:value="-0.3657611666806" calcext:value-type="float">
            <text:p>-0.3657611666806</text:p>
          </table:table-cell>
          <table:table-cell office:value-type="float" office:value="-0.3528739179105" calcext:value-type="float">
            <text:p>-0.352873917910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0</text:p>
          </table:table-cell>
          <table:table-cell/>
          <table:table-cell office:value-type="float" office:value="-0.3502255907635" calcext:value-type="float">
            <text:p>-0.3502255907635</text:p>
          </table:table-cell>
          <table:table-cell office:value-type="float" office:value="-0.3566563185029" calcext:value-type="float">
            <text:p>-0.3566563185029</text:p>
          </table:table-cell>
          <table:table-cell office:value-type="float" office:value="-0.3628789113182" calcext:value-type="float">
            <text:p>-0.3628789113182</text:p>
          </table:table-cell>
          <table:table-cell office:value-type="float" office:value="-0.3631607978628" calcext:value-type="float">
            <text:p>-0.3631607978628</text:p>
          </table:table-cell>
          <table:table-cell office:value-type="float" office:value="-0.3778077033894" calcext:value-type="float">
            <text:p>-0.3778077033894</text:p>
          </table:table-cell>
          <table:table-cell office:value-type="float" office:value="-0.3639895352013" calcext:value-type="float">
            <text:p>-0.3639895352013</text:p>
          </table:table-cell>
          <table:table-cell office:value-type="float" office:value="-0.3604939067352" calcext:value-type="float">
            <text:p>-0.3604939067352</text:p>
          </table:table-cell>
          <table:table-cell office:value-type="float" office:value="-0.3724224388319" calcext:value-type="float">
            <text:p>-0.3724224388319</text:p>
          </table:table-cell>
          <table:table-cell office:value-type="float" office:value="-0.3613087056832" calcext:value-type="float">
            <text:p>-0.3613087056832</text:p>
          </table:table-cell>
          <table:table-cell office:value-type="float" office:value="-0.3502255907635" calcext:value-type="float">
            <text:p>-0.3502255907635</text:p>
          </table:table-cell>
        </table:table-row>
        <table:table-row table:style-name="ro1">
          <table:table-cell/>
          <table:table-cell office:value-type="float" office:value="-0.333" calcext:value-type="float">
            <text:p>-0.333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/>
          <table:table-cell office:value-type="float" office:value="-0.3459922622785" calcext:value-type="float">
            <text:p>-0.3459922622785</text:p>
          </table:table-cell>
          <table:table-cell office:value-type="float" office:value="-0.3549336994133" calcext:value-type="float">
            <text:p>-0.3549336994133</text:p>
          </table:table-cell>
          <table:table-cell office:value-type="float" office:value="-0.3623955076793" calcext:value-type="float">
            <text:p>-0.3623955076793</text:p>
          </table:table-cell>
          <table:table-cell office:value-type="float" office:value="-0.3625856938328" calcext:value-type="float">
            <text:p>-0.3625856938328</text:p>
          </table:table-cell>
          <table:table-cell office:value-type="float" office:value="-0.3762248328218" calcext:value-type="float">
            <text:p>-0.3762248328218</text:p>
          </table:table-cell>
          <table:table-cell office:value-type="float" office:value="-0.3626253500317" calcext:value-type="float">
            <text:p>-0.3626253500317</text:p>
          </table:table-cell>
          <table:table-cell office:value-type="float" office:value="-0.3590075918141" calcext:value-type="float">
            <text:p>-0.3590075918141</text:p>
          </table:table-cell>
          <table:table-cell office:value-type="float" office:value="-0.3710186517228" calcext:value-type="float">
            <text:p>-0.3710186517228</text:p>
          </table:table-cell>
          <table:table-cell office:value-type="float" office:value="-0.3599908788086" calcext:value-type="float">
            <text:p>-0.3599908788086</text:p>
          </table:table-cell>
          <table:table-cell office:value-type="float" office:value="-0.3459922622785" calcext:value-type="float">
            <text:p>-0.3459922622785</text:p>
          </table:table-cell>
        </table:table-row>
        <table:table-row table:style-name="ro1">
          <table:table-cell/>
          <table:table-cell table:number-columns-repeated="2" office:value-type="float" office:value="-0.167" calcext:value-type="float">
            <text:p>-0.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/>
          <table:table-cell office:value-type="float" office:value="-0.3453062322069" calcext:value-type="float">
            <text:p>-0.3453062322069</text:p>
          </table:table-cell>
          <table:table-cell office:value-type="float" office:value="-0.3487640474804" calcext:value-type="float">
            <text:p>-0.3487640474804</text:p>
          </table:table-cell>
          <table:table-cell office:value-type="float" office:value="-0.3551949466176" calcext:value-type="float">
            <text:p>-0.3551949466176</text:p>
          </table:table-cell>
          <table:table-cell office:value-type="float" office:value="-0.3549244926625" calcext:value-type="float">
            <text:p>-0.3549244926625</text:p>
          </table:table-cell>
          <table:table-cell office:value-type="float" office:value="-0.3664702217334" calcext:value-type="float">
            <text:p>-0.3664702217334</text:p>
          </table:table-cell>
          <table:table-cell office:value-type="float" office:value="-0.358530000265" calcext:value-type="float">
            <text:p>-0.358530000265</text:p>
          </table:table-cell>
          <table:table-cell office:value-type="float" office:value="-0.3563923934887" calcext:value-type="float">
            <text:p>-0.3563923934887</text:p>
          </table:table-cell>
          <table:table-cell office:value-type="float" office:value="-0.3655649767223" calcext:value-type="float">
            <text:p>-0.3655649767223</text:p>
          </table:table-cell>
          <table:table-cell office:value-type="float" office:value="-0.3584668331625" calcext:value-type="float">
            <text:p>-0.3584668331625</text:p>
          </table:table-cell>
          <table:table-cell office:value-type="float" office:value="-0.3453062322069" calcext:value-type="float">
            <text:p>-0.3453062322069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15</text:p>
          </table:table-cell>
          <table:table-cell/>
          <table:table-cell office:value-type="float" office:value="-0.3400527353739" calcext:value-type="float">
            <text:p>-0.3400527353739</text:p>
          </table:table-cell>
          <table:table-cell office:value-type="float" office:value="-0.3451306147172" calcext:value-type="float">
            <text:p>-0.3451306147172</text:p>
          </table:table-cell>
          <table:table-cell office:value-type="float" office:value="-0.3494884182078" calcext:value-type="float">
            <text:p>-0.3494884182078</text:p>
          </table:table-cell>
          <table:table-cell office:value-type="float" office:value="-0.3548006080474" calcext:value-type="float">
            <text:p>-0.3548006080474</text:p>
          </table:table-cell>
          <table:table-cell office:value-type="float" office:value="-0.3663526764773" calcext:value-type="float">
            <text:p>-0.3663526764773</text:p>
          </table:table-cell>
          <table:table-cell office:value-type="float" office:value="-0.3580735304289" calcext:value-type="float">
            <text:p>-0.3580735304289</text:p>
          </table:table-cell>
          <table:table-cell office:value-type="float" office:value="-0.3562646228772" calcext:value-type="float">
            <text:p>-0.3562646228772</text:p>
          </table:table-cell>
          <table:table-cell office:value-type="float" office:value="-0.357045254548" calcext:value-type="float">
            <text:p>-0.357045254548</text:p>
          </table:table-cell>
          <table:table-cell office:value-type="float" office:value="-0.3539062367597" calcext:value-type="float">
            <text:p>-0.3539062367597</text:p>
          </table:table-cell>
          <table:table-cell office:value-type="float" office:value="-0.3400527353739" calcext:value-type="float">
            <text:p>-0.3400527353739</text:p>
          </table:table-cell>
        </table:table-row>
        <table:table-row table:style-name="ro1">
          <table:table-cell table:number-columns-repeated="6"/>
          <table:table-cell office:value-type="float" office:value="-0.3383396771944" calcext:value-type="float">
            <text:p>-0.3383396771944</text:p>
          </table:table-cell>
          <table:table-cell office:value-type="float" office:value="-0.3413375024694" calcext:value-type="float">
            <text:p>-0.3413375024694</text:p>
          </table:table-cell>
          <table:table-cell office:value-type="float" office:value="-0.3430515774002" calcext:value-type="float">
            <text:p>-0.3430515774002</text:p>
          </table:table-cell>
          <table:table-cell office:value-type="float" office:value="-0.3465868483199" calcext:value-type="float">
            <text:p>-0.3465868483199</text:p>
          </table:table-cell>
          <table:table-cell office:value-type="float" office:value="-0.3533790100733" calcext:value-type="float">
            <text:p>-0.3533790100733</text:p>
          </table:table-cell>
          <table:table-cell office:value-type="float" office:value="-0.3576790710586" calcext:value-type="float">
            <text:p>-0.3576790710586</text:p>
          </table:table-cell>
          <table:table-cell office:value-type="float" office:value="-0.3522898666555" calcext:value-type="float">
            <text:p>-0.3522898666555</text:p>
          </table:table-cell>
          <table:table-cell office:value-type="float" office:value="-0.3506602151044" calcext:value-type="float">
            <text:p>-0.3506602151044</text:p>
          </table:table-cell>
          <table:table-cell office:value-type="float" office:value="-0.348702181864" calcext:value-type="float">
            <text:p>-0.348702181864</text:p>
          </table:table-cell>
          <table:table-cell office:value-type="float" office:value="-0.3383396771944" calcext:value-type="float">
            <text:p>-0.3383396771944</text:p>
          </table:table-cell>
        </table:table-row>
        <table:table-row table:style-name="ro1">
          <table:table-cell table:number-columns-repeated="6"/>
          <table:table-cell office:value-type="float" office:value="-0.3375701811743" calcext:value-type="float">
            <text:p>-0.3375701811743</text:p>
          </table:table-cell>
          <table:table-cell office:value-type="float" office:value="-0.3396740378347" calcext:value-type="float">
            <text:p>-0.3396740378347</text:p>
          </table:table-cell>
          <table:table-cell office:value-type="float" office:value="-0.3425806714787" calcext:value-type="float">
            <text:p>-0.3425806714787</text:p>
          </table:table-cell>
          <table:table-cell office:value-type="float" office:value="-0.3450569069858" calcext:value-type="float">
            <text:p>-0.3450569069858</text:p>
          </table:table-cell>
          <table:table-cell office:value-type="float" office:value="-0.3531763462283" calcext:value-type="float">
            <text:p>-0.3531763462283</text:p>
          </table:table-cell>
          <table:table-cell office:value-type="float" office:value="-0.3573523664827" calcext:value-type="float">
            <text:p>-0.3573523664827</text:p>
          </table:table-cell>
          <table:table-cell office:value-type="float" office:value="-0.3520134642484" calcext:value-type="float">
            <text:p>-0.3520134642484</text:p>
          </table:table-cell>
          <table:table-cell office:value-type="float" office:value="-0.3487862440803" calcext:value-type="float">
            <text:p>-0.3487862440803</text:p>
          </table:table-cell>
          <table:table-cell office:value-type="float" office:value="-0.3435292195369" calcext:value-type="float">
            <text:p>-0.3435292195369</text:p>
          </table:table-cell>
          <table:table-cell office:value-type="float" office:value="-0.3375701811743" calcext:value-type="float">
            <text:p>-0.3375701811743</text:p>
          </table:table-cell>
        </table:table-row>
        <table:table-row table:style-name="ro1">
          <table:table-cell table:number-columns-repeated="6"/>
          <table:table-cell office:value-type="float" office:value="-0.3327588325718" calcext:value-type="float">
            <text:p>-0.3327588325718</text:p>
          </table:table-cell>
          <table:table-cell office:value-type="float" office:value="-0.3363614179561" calcext:value-type="float">
            <text:p>-0.3363614179561</text:p>
          </table:table-cell>
          <table:table-cell office:value-type="float" office:value="-0.3413681922456" calcext:value-type="float">
            <text:p>-0.3413681922456</text:p>
          </table:table-cell>
          <table:table-cell office:value-type="float" office:value="-0.3436166967791" calcext:value-type="float">
            <text:p>-0.3436166967791</text:p>
          </table:table-cell>
          <table:table-cell office:value-type="float" office:value="-0.3429130356564" calcext:value-type="float">
            <text:p>-0.3429130356564</text:p>
          </table:table-cell>
          <table:table-cell office:value-type="float" office:value="-0.3484960842931" calcext:value-type="float">
            <text:p>-0.3484960842931</text:p>
          </table:table-cell>
          <table:table-cell office:value-type="float" office:value="-0.3490439439046" calcext:value-type="float">
            <text:p>-0.3490439439046</text:p>
          </table:table-cell>
          <table:table-cell office:value-type="float" office:value="-0.3478287708577" calcext:value-type="float">
            <text:p>-0.3478287708577</text:p>
          </table:table-cell>
          <table:table-cell office:value-type="float" office:value="-0.3376088300628" calcext:value-type="float">
            <text:p>-0.3376088300628</text:p>
          </table:table-cell>
          <table:table-cell office:value-type="float" office:value="-0.3327588325718" calcext:value-type="float">
            <text:p>-0.3327588325718</text:p>
          </table:table-cell>
        </table:table-row>
        <table:table-row table:style-name="ro1">
          <table:table-cell table:number-columns-repeated="6"/>
          <table:table-cell office:value-type="float" office:value="-0.3287358135863" calcext:value-type="float">
            <text:p>-0.3287358135863</text:p>
          </table:table-cell>
          <table:table-cell office:value-type="float" office:value="-0.3316886768826" calcext:value-type="float">
            <text:p>-0.3316886768826</text:p>
          </table:table-cell>
          <table:table-cell office:value-type="float" office:value="-0.3383804484919" calcext:value-type="float">
            <text:p>-0.3383804484919</text:p>
          </table:table-cell>
          <table:table-cell office:value-type="float" office:value="-0.3419324662534" calcext:value-type="float">
            <text:p>-0.3419324662534</text:p>
          </table:table-cell>
          <table:table-cell office:value-type="float" office:value="-0.3413458559013" calcext:value-type="float">
            <text:p>-0.3413458559013</text:p>
          </table:table-cell>
          <table:table-cell office:value-type="float" office:value="-0.346838935906" calcext:value-type="float">
            <text:p>-0.346838935906</text:p>
          </table:table-cell>
          <table:table-cell office:value-type="float" office:value="-0.3485597472166" calcext:value-type="float">
            <text:p>-0.3485597472166</text:p>
          </table:table-cell>
          <table:table-cell office:value-type="float" office:value="-0.3463666378734" calcext:value-type="float">
            <text:p>-0.3463666378734</text:p>
          </table:table-cell>
          <table:table-cell office:value-type="float" office:value="-0.3333891493311" calcext:value-type="float">
            <text:p>-0.3333891493311</text:p>
          </table:table-cell>
          <table:table-cell office:value-type="float" office:value="-0.3287358135863" calcext:value-type="float">
            <text:p>-0.3287358135863</text:p>
          </table:table-cell>
        </table:table-row>
        <table:table-row table:style-name="ro1">
          <table:table-cell table:number-columns-repeated="6"/>
          <table:table-cell office:value-type="float" office:value="-0.3255016746548" calcext:value-type="float">
            <text:p>-0.3255016746548</text:p>
          </table:table-cell>
          <table:table-cell office:value-type="float" office:value="-0.3286051605227" calcext:value-type="float">
            <text:p>-0.3286051605227</text:p>
          </table:table-cell>
          <table:table-cell office:value-type="float" office:value="-0.3363597614613" calcext:value-type="float">
            <text:p>-0.3363597614613</text:p>
          </table:table-cell>
          <table:table-cell office:value-type="float" office:value="-0.3405043643156" calcext:value-type="float">
            <text:p>-0.3405043643156</text:p>
          </table:table-cell>
          <table:table-cell office:value-type="float" office:value="-0.3371419766953" calcext:value-type="float">
            <text:p>-0.3371419766953</text:p>
          </table:table-cell>
          <table:table-cell office:value-type="float" office:value="-0.3350279333165" calcext:value-type="float">
            <text:p>-0.3350279333165</text:p>
          </table:table-cell>
          <table:table-cell office:value-type="float" office:value="-0.3341419705098" calcext:value-type="float">
            <text:p>-0.3341419705098</text:p>
          </table:table-cell>
          <table:table-cell office:value-type="float" office:value="-0.3341823460579" calcext:value-type="float">
            <text:p>-0.3341823460579</text:p>
          </table:table-cell>
          <table:table-cell office:value-type="float" office:value="-0.3308893939202" calcext:value-type="float">
            <text:p>-0.3308893939202</text:p>
          </table:table-cell>
          <table:table-cell office:value-type="float" office:value="-0.3255016746548" calcext:value-type="float">
            <text:p>-0.3255016746548</text:p>
          </table:table-cell>
        </table:table-row>
        <table:table-row table:style-name="ro1">
          <table:table-cell table:number-columns-repeated="6"/>
          <table:table-cell office:value-type="float" office:value="-0.3221490859866" calcext:value-type="float">
            <text:p>-0.3221490859866</text:p>
          </table:table-cell>
          <table:table-cell office:value-type="float" office:value="-0.325655812708" calcext:value-type="float">
            <text:p>-0.325655812708</text:p>
          </table:table-cell>
          <table:table-cell office:value-type="float" office:value="-0.3349437516335" calcext:value-type="float">
            <text:p>-0.3349437516335</text:p>
          </table:table-cell>
          <table:table-cell office:value-type="float" office:value="-0.3389435216596" calcext:value-type="float">
            <text:p>-0.3389435216596</text:p>
          </table:table-cell>
          <table:table-cell office:value-type="float" office:value="-0.335527561712" calcext:value-type="float">
            <text:p>-0.335527561712</text:p>
          </table:table-cell>
          <table:table-cell office:value-type="float" office:value="-0.3333172017705" calcext:value-type="float">
            <text:p>-0.3333172017705</text:p>
          </table:table-cell>
          <table:table-cell office:value-type="float" office:value="-0.3323685971663" calcext:value-type="float">
            <text:p>-0.3323685971663</text:p>
          </table:table-cell>
          <table:table-cell office:value-type="float" office:value="-0.3324740622834" calcext:value-type="float">
            <text:p>-0.3324740622834</text:p>
          </table:table-cell>
          <table:table-cell office:value-type="float" office:value="-0.3289650042187" calcext:value-type="float">
            <text:p>-0.3289650042187</text:p>
          </table:table-cell>
          <table:table-cell office:value-type="float" office:value="-0.3221490859866" calcext:value-type="float">
            <text:p>-0.3221490859866</text:p>
          </table:table-cell>
        </table:table-row>
        <table:table-row table:style-name="ro1">
          <table:table-cell table:number-columns-repeated="6"/>
          <table:table-cell office:value-type="float" office:value="-0.1928898727823" calcext:value-type="float">
            <text:p>-0.1928898727823</text:p>
          </table:table-cell>
          <table:table-cell office:value-type="float" office:value="-0.1912886922023" calcext:value-type="float">
            <text:p>-0.1912886922023</text:p>
          </table:table-cell>
          <table:table-cell office:value-type="float" office:value="-0.1919218494949" calcext:value-type="float">
            <text:p>-0.1919218494949</text:p>
          </table:table-cell>
          <table:table-cell office:value-type="float" office:value="-0.1926887959218" calcext:value-type="float">
            <text:p>-0.1926887959218</text:p>
          </table:table-cell>
          <table:table-cell office:value-type="float" office:value="-0.1762079653191" calcext:value-type="float">
            <text:p>-0.1762079653191</text:p>
          </table:table-cell>
          <table:table-cell office:value-type="float" office:value="-0.1776209637525" calcext:value-type="float">
            <text:p>-0.1776209637525</text:p>
          </table:table-cell>
          <table:table-cell office:value-type="float" office:value="-0.191290010641" calcext:value-type="float">
            <text:p>-0.191290010641</text:p>
          </table:table-cell>
          <table:table-cell office:value-type="float" office:value="-0.1859961770201" calcext:value-type="float">
            <text:p>-0.1859961770201</text:p>
          </table:table-cell>
          <table:table-cell office:value-type="float" office:value="-0.1765028615155" calcext:value-type="float">
            <text:p>-0.1765028615155</text:p>
          </table:table-cell>
          <table:table-cell office:value-type="float" office:value="-0.1928898727823" calcext:value-type="float">
            <text:p>-0.1928898727823</text:p>
          </table:table-cell>
        </table:table-row>
        <table:table-row table:style-name="ro1">
          <table:table-cell/>
          <table:table-cell table:formula="of:=-1459.93915301/2/24" office:value-type="float" office:value="-30.4153990210417" calcext:value-type="float">
            <text:p>-30.4153990210417</text:p>
          </table:table-cell>
          <table:table-cell table:number-columns-repeated="4"/>
          <table:table-cell office:value-type="float" office:value="-0.1878050992388" calcext:value-type="float">
            <text:p>-0.1878050992388</text:p>
          </table:table-cell>
          <table:table-cell office:value-type="float" office:value="-0.1900137042289" calcext:value-type="float">
            <text:p>-0.1900137042289</text:p>
          </table:table-cell>
          <table:table-cell office:value-type="float" office:value="-0.1910522122098" calcext:value-type="float">
            <text:p>-0.1910522122098</text:p>
          </table:table-cell>
          <table:table-cell office:value-type="float" office:value="-0.191857082252" calcext:value-type="float">
            <text:p>-0.191857082252</text:p>
          </table:table-cell>
          <table:table-cell office:value-type="float" office:value="-0.1752250759037" calcext:value-type="float">
            <text:p>-0.1752250759037</text:p>
          </table:table-cell>
          <table:table-cell office:value-type="float" office:value="-0.1773541007022" calcext:value-type="float">
            <text:p>-0.1773541007022</text:p>
          </table:table-cell>
          <table:table-cell office:value-type="float" office:value="-0.1912330344492" calcext:value-type="float">
            <text:p>-0.1912330344492</text:p>
          </table:table-cell>
          <table:table-cell office:value-type="float" office:value="-0.1832458858301" calcext:value-type="float">
            <text:p>-0.1832458858301</text:p>
          </table:table-cell>
          <table:table-cell office:value-type="float" office:value="-0.1749259646848" calcext:value-type="float">
            <text:p>-0.1749259646848</text:p>
          </table:table-cell>
          <table:table-cell office:value-type="float" office:value="-0.1878050992388" calcext:value-type="float">
            <text:p>-0.1878050992388</text:p>
          </table:table-cell>
        </table:table-row>
        <table:table-row table:style-name="ro1">
          <table:table-cell table:number-columns-repeated="6"/>
          <table:table-cell office:value-type="float" office:value="-0.1801886877444" calcext:value-type="float">
            <text:p>-0.1801886877444</text:p>
          </table:table-cell>
          <table:table-cell office:value-type="float" office:value="-0.1841152867408" calcext:value-type="float">
            <text:p>-0.1841152867408</text:p>
          </table:table-cell>
          <table:table-cell office:value-type="float" office:value="-0.1838411109208" calcext:value-type="float">
            <text:p>-0.1838411109208</text:p>
          </table:table-cell>
          <table:table-cell office:value-type="float" office:value="-0.1836450437165" calcext:value-type="float">
            <text:p>-0.1836450437165</text:p>
          </table:table-cell>
          <table:table-cell office:value-type="float" office:value="-0.1687989789633" calcext:value-type="float">
            <text:p>-0.1687989789633</text:p>
          </table:table-cell>
          <table:table-cell office:value-type="float" office:value="-0.1724583987029" calcext:value-type="float">
            <text:p>-0.1724583987029</text:p>
          </table:table-cell>
          <table:table-cell office:value-type="float" office:value="-0.1851654282524" calcext:value-type="float">
            <text:p>-0.1851654282524</text:p>
          </table:table-cell>
          <table:table-cell office:value-type="float" office:value="-0.1774050538949" calcext:value-type="float">
            <text:p>-0.1774050538949</text:p>
          </table:table-cell>
          <table:table-cell office:value-type="float" office:value="-0.1741183197357" calcext:value-type="float">
            <text:p>-0.1741183197357</text:p>
          </table:table-cell>
          <table:table-cell office:value-type="float" office:value="-0.1801886877444" calcext:value-type="float">
            <text:p>-0.1801886877444</text:p>
          </table:table-cell>
        </table:table-row>
        <table:table-row table:style-name="ro1">
          <table:table-cell table:number-columns-repeated="6"/>
          <table:table-cell office:value-type="float" office:value="-0.1796958397944" calcext:value-type="float">
            <text:p>-0.1796958397944</text:p>
          </table:table-cell>
          <table:table-cell office:value-type="float" office:value="-0.1789934810787" calcext:value-type="float">
            <text:p>-0.1789934810787</text:p>
          </table:table-cell>
          <table:table-cell office:value-type="float" office:value="-0.1828907611222" calcext:value-type="float">
            <text:p>-0.1828907611222</text:p>
          </table:table-cell>
          <table:table-cell office:value-type="float" office:value="-0.1835624150914" calcext:value-type="float">
            <text:p>-0.1835624150914</text:p>
          </table:table-cell>
          <table:table-cell office:value-type="float" office:value="-0.168683506788" calcext:value-type="float">
            <text:p>-0.168683506788</text:p>
          </table:table-cell>
          <table:table-cell office:value-type="float" office:value="-0.1723967248819" calcext:value-type="float">
            <text:p>-0.1723967248819</text:p>
          </table:table-cell>
          <table:table-cell office:value-type="float" office:value="-0.1851531394934" calcext:value-type="float">
            <text:p>-0.1851531394934</text:p>
          </table:table-cell>
          <table:table-cell office:value-type="float" office:value="-0.1687841339105" calcext:value-type="float">
            <text:p>-0.1687841339105</text:p>
          </table:table-cell>
          <table:table-cell office:value-type="float" office:value="-0.1731855985524" calcext:value-type="float">
            <text:p>-0.1731855985524</text:p>
          </table:table-cell>
          <table:table-cell office:value-type="float" office:value="-0.1796958397944" calcext:value-type="float">
            <text:p>-0.1796958397944</text:p>
          </table:table-cell>
        </table:table-row>
        <table:table-row table:style-name="ro1">
          <table:table-cell table:number-columns-repeated="6"/>
          <table:table-cell table:style-name="Default"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QE</text:p>
          </table:table-cell>
          <table:table-cell table:style-name="Default" table:number-columns-repeated="10"/>
        </table:table-row>
        <table:table-row table:style-name="ro1" table:number-rows-repeated="10">
          <table:table-cell table:number-columns-repeated="6"/>
          <table:table-cell table:style-name="Default"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style-name="Default"/>
          <table:table-cell table:style-name="ce2" table:number-columns-repeated="3"/>
          <table:table-cell table:style-name="Default" table:number-columns-repeated="6"/>
        </table:table-row>
        <table:table-row table:style-name="ro1">
          <table:table-cell table:number-columns-repeated="6"/>
          <table:table-cell table:style-name="Default" table:number-columns-repeated="10"/>
        </table:table-row>
        <table:table-row table:style-name="ro1">
          <table:table-cell table:number-columns-repeated="6"/>
          <table:table-cell table:style-name="Default" table:number-columns-repeated="7"/>
          <table:table-cell table:style-name="Default" table:formula="of:=(0.0190218600001429^2+0.0297217930675812^2)^0.5" office:value-type="float" office:value="0.0352876202232051" calcext:value-type="float">
            <text:p>0.035287620223205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7">00/00/0000</text:date>, <text:time style:data-style-name="N2" text:time-value="11:30:55.240606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6T10:43:17.905594648</meta:creation-date>
    <dc:date>2022-12-07T17:17:56.052418155</dc:date>
    <meta:editing-duration>PT6H24M6S</meta:editing-duration>
    <meta:editing-cycles>35</meta:editing-cycles>
    <meta:generator>LibreOffice/5.3.6.1$Linux_X86_64 LibreOffice_project/30$Build-1</meta:generator>
    <meta:document-statistic meta:table-count="1" meta:cell-count="260" meta:object-count="0"/>
  </office:meta>
</office:document-meta>
</file>